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145ba3" officeooo:paragraph-rsid="00145ba3"/>
    </style:style>
    <style:style style:name="P2" style:family="paragraph" style:parent-style-name="Standard">
      <style:text-properties officeooo:rsid="00145ba3" officeooo:paragraph-rsid="001ddab6"/>
    </style:style>
    <style:style style:name="P3" style:family="paragraph" style:parent-style-name="Standard">
      <style:text-properties fo:font-weight="bold" officeooo:rsid="00145ba3" officeooo:paragraph-rsid="00145ba3" style:font-weight-asian="bold" style:font-weight-complex="bold"/>
    </style:style>
    <style:style style:name="P4" style:family="paragraph" style:parent-style-name="Standard">
      <style:text-properties officeooo:rsid="00167b01" officeooo:paragraph-rsid="00167b01"/>
    </style:style>
    <style:style style:name="P5" style:family="paragraph" style:parent-style-name="Standard">
      <style:text-properties officeooo:rsid="00175710" officeooo:paragraph-rsid="00175710"/>
    </style:style>
    <style:style style:name="P6" style:family="paragraph" style:parent-style-name="Standard">
      <style:text-properties officeooo:rsid="00197300" officeooo:paragraph-rsid="00197300"/>
    </style:style>
    <style:style style:name="P7" style:family="paragraph" style:parent-style-name="Standard">
      <style:text-properties officeooo:rsid="001ddab6" officeooo:paragraph-rsid="001ddab6"/>
    </style:style>
    <style:style style:name="P8" style:family="paragraph" style:parent-style-name="Standard">
      <style:text-properties officeooo:rsid="00243a9e" officeooo:paragraph-rsid="00243a9e"/>
    </style:style>
    <style:style style:name="P9" style:family="paragraph" style:parent-style-name="Standard">
      <style:text-properties officeooo:rsid="003af9c1" officeooo:paragraph-rsid="003af9c1"/>
    </style:style>
    <style:style style:name="P10" style:family="paragraph" style:parent-style-name="Standard">
      <style:text-properties officeooo:rsid="00627c5e" officeooo:paragraph-rsid="00627c5e"/>
    </style:style>
    <style:style style:name="T1" style:family="text">
      <style:text-properties officeooo:rsid="0017999e"/>
    </style:style>
    <style:style style:name="T2" style:family="text">
      <style:text-properties officeooo:rsid="001b8b73"/>
    </style:style>
    <style:style style:name="T3" style:family="text">
      <style:text-properties officeooo:rsid="001cedb7"/>
    </style:style>
    <style:style style:name="T4" style:family="text">
      <style:text-properties officeooo:rsid="001ddab6"/>
    </style:style>
    <style:style style:name="T5" style:family="text">
      <style:text-properties officeooo:rsid="001efc4e"/>
    </style:style>
    <style:style style:name="T6" style:family="text">
      <style:text-properties officeooo:rsid="0020ef7f"/>
    </style:style>
    <style:style style:name="T7" style:family="text">
      <style:text-properties officeooo:rsid="0021b46b"/>
    </style:style>
    <style:style style:name="T8" style:family="text">
      <style:text-properties officeooo:rsid="00243a9e"/>
    </style:style>
    <style:style style:name="T9" style:family="text">
      <style:text-properties officeooo:rsid="0025bd95"/>
    </style:style>
    <style:style style:name="T10" style:family="text">
      <style:text-properties officeooo:rsid="0026808e"/>
    </style:style>
    <style:style style:name="T11" style:family="text">
      <style:text-properties officeooo:rsid="0028939c"/>
    </style:style>
    <style:style style:name="T12" style:family="text">
      <style:text-properties officeooo:rsid="002a626f"/>
    </style:style>
    <style:style style:name="T13" style:family="text">
      <style:text-properties officeooo:rsid="002b6b54"/>
    </style:style>
    <style:style style:name="T14" style:family="text">
      <style:text-properties officeooo:rsid="002c67c7"/>
    </style:style>
    <style:style style:name="T15" style:family="text">
      <style:text-properties fo:font-style="italic" officeooo:rsid="002c67c7" style:font-style-asian="italic" style:font-style-complex="italic"/>
    </style:style>
    <style:style style:name="T16" style:family="text">
      <style:text-properties fo:font-style="italic" officeooo:rsid="005340cc" style:font-style-asian="italic" style:font-style-complex="italic"/>
    </style:style>
    <style:style style:name="T17" style:family="text">
      <style:text-properties fo:font-style="italic" officeooo:rsid="005aa6a8" style:font-style-asian="italic" style:font-style-complex="italic"/>
    </style:style>
    <style:style style:name="T18" style:family="text">
      <style:text-properties officeooo:rsid="002e34c5"/>
    </style:style>
    <style:style style:name="T19" style:family="text">
      <style:text-properties officeooo:rsid="002ee6cf"/>
    </style:style>
    <style:style style:name="T20" style:family="text">
      <style:text-properties officeooo:rsid="0030b976"/>
    </style:style>
    <style:style style:name="T21" style:family="text">
      <style:text-properties officeooo:rsid="0032a039"/>
    </style:style>
    <style:style style:name="T22" style:family="text">
      <style:text-properties officeooo:rsid="0033033b"/>
    </style:style>
    <style:style style:name="T23" style:family="text">
      <style:text-properties officeooo:rsid="0033810c"/>
    </style:style>
    <style:style style:name="T24" style:family="text">
      <style:text-properties officeooo:rsid="003404fa"/>
    </style:style>
    <style:style style:name="T25" style:family="text">
      <style:text-properties officeooo:rsid="00341a4f"/>
    </style:style>
    <style:style style:name="T26" style:family="text">
      <style:text-properties officeooo:rsid="0035314c"/>
    </style:style>
    <style:style style:name="T27" style:family="text">
      <style:text-properties officeooo:rsid="00360875"/>
    </style:style>
    <style:style style:name="T28" style:family="text">
      <style:text-properties officeooo:rsid="00361a33"/>
    </style:style>
    <style:style style:name="T29" style:family="text">
      <style:text-properties officeooo:rsid="0037d572"/>
    </style:style>
    <style:style style:name="T30" style:family="text">
      <style:text-properties officeooo:rsid="003ae552"/>
    </style:style>
    <style:style style:name="T31" style:family="text">
      <style:text-properties officeooo:rsid="003cbbbd"/>
    </style:style>
    <style:style style:name="T32" style:family="text">
      <style:text-properties officeooo:rsid="003dd167"/>
    </style:style>
    <style:style style:name="T33" style:family="text">
      <style:text-properties officeooo:rsid="003e604d"/>
    </style:style>
    <style:style style:name="T34" style:family="text">
      <style:text-properties officeooo:rsid="003e84cd"/>
    </style:style>
    <style:style style:name="T35" style:family="text">
      <style:text-properties officeooo:rsid="0040008a"/>
    </style:style>
    <style:style style:name="T36" style:family="text">
      <style:text-properties officeooo:rsid="004048ed"/>
    </style:style>
    <style:style style:name="T37" style:family="text">
      <style:text-properties officeooo:rsid="0041d05b"/>
    </style:style>
    <style:style style:name="T38" style:family="text">
      <style:text-properties officeooo:rsid="0043bae2"/>
    </style:style>
    <style:style style:name="T39" style:family="text">
      <style:text-properties officeooo:rsid="0043c0b6"/>
    </style:style>
    <style:style style:name="T40" style:family="text">
      <style:text-properties officeooo:rsid="0043e4be"/>
    </style:style>
    <style:style style:name="T41" style:family="text">
      <style:text-properties officeooo:rsid="00440134"/>
    </style:style>
    <style:style style:name="T42" style:family="text">
      <style:text-properties officeooo:rsid="00440592"/>
    </style:style>
    <style:style style:name="T43" style:family="text">
      <style:text-properties officeooo:rsid="00451002"/>
    </style:style>
    <style:style style:name="T44" style:family="text">
      <style:text-properties officeooo:rsid="00462d57"/>
    </style:style>
    <style:style style:name="T45" style:family="text">
      <style:text-properties officeooo:rsid="0047519b"/>
    </style:style>
    <style:style style:name="T46" style:family="text">
      <style:text-properties officeooo:rsid="00486fef"/>
    </style:style>
    <style:style style:name="T47" style:family="text">
      <style:text-properties officeooo:rsid="0049b7c1"/>
    </style:style>
    <style:style style:name="T48" style:family="text">
      <style:text-properties officeooo:rsid="0049d121"/>
    </style:style>
    <style:style style:name="T49" style:family="text">
      <style:text-properties officeooo:rsid="004ba802"/>
    </style:style>
    <style:style style:name="T50" style:family="text">
      <style:text-properties officeooo:rsid="004d3ce0"/>
    </style:style>
    <style:style style:name="T51" style:family="text">
      <style:text-properties officeooo:rsid="004dc714"/>
    </style:style>
    <style:style style:name="T52" style:family="text">
      <style:text-properties officeooo:rsid="004eda02"/>
    </style:style>
    <style:style style:name="T53" style:family="text">
      <style:text-properties officeooo:rsid="004fee37"/>
    </style:style>
    <style:style style:name="T54" style:family="text">
      <style:text-properties officeooo:rsid="0051a37e"/>
    </style:style>
    <style:style style:name="T55" style:family="text">
      <style:text-properties officeooo:rsid="0051edc7"/>
    </style:style>
    <style:style style:name="T56" style:family="text">
      <style:text-properties officeooo:rsid="0052d63b"/>
    </style:style>
    <style:style style:name="T57" style:family="text">
      <style:text-properties officeooo:rsid="005340cc"/>
    </style:style>
    <style:style style:name="T58" style:family="text">
      <style:text-properties officeooo:rsid="005522d9"/>
    </style:style>
    <style:style style:name="T59" style:family="text">
      <style:text-properties officeooo:rsid="0056d6e1"/>
    </style:style>
    <style:style style:name="T60" style:family="text">
      <style:text-properties officeooo:rsid="0058612a"/>
    </style:style>
    <style:style style:name="T61" style:family="text">
      <style:text-properties officeooo:rsid="0058d139"/>
    </style:style>
    <style:style style:name="T62" style:family="text">
      <style:text-properties officeooo:rsid="005a3ef4"/>
    </style:style>
    <style:style style:name="T63" style:family="text">
      <style:text-properties officeooo:rsid="005aa2a8"/>
    </style:style>
    <style:style style:name="T64" style:family="text">
      <style:text-properties officeooo:rsid="005aa6a8"/>
    </style:style>
    <style:style style:name="T65" style:family="text">
      <style:text-properties officeooo:rsid="005c5615"/>
    </style:style>
    <style:style style:name="T66" style:family="text">
      <style:text-properties officeooo:rsid="005e102f"/>
    </style:style>
    <style:style style:name="T67" style:family="text">
      <style:text-properties officeooo:rsid="00645d8f"/>
    </style:style>
    <style:style style:name="T68" style:family="text">
      <style:text-properties officeooo:rsid="0066a0fe"/>
    </style:style>
    <style:style style:name="T69" style:family="text">
      <style:text-properties officeooo:rsid="0066f3fb"/>
    </style:style>
    <style:style style:name="T70" style:family="text">
      <style:text-properties officeooo:rsid="006814c1"/>
    </style:style>
    <style:style style:name="T71" style:family="text">
      <style:text-properties officeooo:rsid="006a062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Gesicht</text:p>
      <text:p text:style-name="P1"/>
      <text:p text:style-name="P4">Grundlage für die Überlegungen in diesem Aufsatz ist die Spektrale Darstellungs-Theorie.</text:p>
      <text:p text:style-name="P4"/>
      <text:p text:style-name="P5">Die Spektrale Darstellungs-Theorie sagt, dass es eine Karte vom Inneren des Menschen gibt.</text:p>
      <text:p text:style-name="P5">Unser „Bewusstsein“ oder besser unsere Aufmerksamkeit, unser Gefühl und Empfinden befindet sich gewissermaßen in einem Punkt auf dieser Karte. Man spricht von <text:span text:style-name="T1">der </text:span>„Bewusstseinsebene“.</text:p>
      <text:p text:style-name="P6">Im Laufe des Lebens und durch veränderte Zeit und Umstände kann das „Bewusstsein“ wandern, dann kommt es zur Verschiebung der Aufmerksamkeit und der Denkmuster.</text:p>
      <text:p text:style-name="P6"/>
      <text:p text:style-name="P6">Wie das bei einer Wanderung so ist, <text:span text:style-name="T2">scheint sich </text:span>das Gebiet vor einem aus<text:span text:style-name="T2">zudehnen</text:span> – es „entfaltet“ sich – während es sich hinter einem zusammenzieht <text:span text:style-name="T3">und scheint kleiner zu werden. </text:span><text:span text:style-name="T4">So ist es auch mit unserer Aufmerksamkeit. Wenn wir unsere Aufmerksamkeit auf etwas lenken, erkennen wir viel mehr Strukturen und Details, als wenn wir uns nicht darauf konzentrieren.</text:span></text:p>
      <text:p text:style-name="P6"/>
      <text:p text:style-name="P7">Nun konzentrieren wir uns also auf das Gesicht. <text:span text:style-name="T5">Im ersten Moment ist das Gesicht einfach nur ein weiterer Teil des Menschen. Es gibt aber ein paar besondere Merkmale, auf die ich jetzt die Aufmerksamkeit richten möchte. </text:span><text:span text:style-name="T6">Dabei gehen wir von einem ganz besonderen Punkt aus – der Zirbeldrüse. Diese befindet sich im </text:span><text:span text:style-name="T8">I</text:span><text:span text:style-name="T6">nneren des Schädelknochens, aber wir stellen uns vor, dass wir sie ungefähr sehen können und ihren Ort feststellen können. Sie befindet sich hinter dem Punkt zwischen den Augen. </text:span><text:span text:style-name="T7">Diesen Punkt nennen wir jetzt einfach mal den „Tao“-Punkt.</text:span></text:p>
      <text:p text:style-name="P2"/>
      <text:p text:style-name="P8">An der Oberfläche – d.h. <text:span text:style-name="T9">am Gesicht – „vor“ </text:span><text:span text:style-name="T10">dem „Tao“-Punkt </text:span><text:span text:style-name="T11">befindet sich eine kleine Eindellung, </text:span><text:span text:style-name="T12">von der in vier Richtungen – oben, unten, links und rechts – vier weitere besondere Gebiete liegen. </text:span><text:span text:style-name="T13">Links und Rechts liegen die Augen, die ich jetzt „Zeta“ nenne. „</text:span><text:span text:style-name="T14">Zeta“ ist der Name des Gebiets, das </text:span><text:span text:style-name="T15">beide</text:span><text:span text:style-name="T14"> Augen umfasst. </text:span><text:span text:style-name="T18">Dabei handelt es sich beim „Ze“ um das linke Auge, beim „</text:span><text:span text:style-name="T19">T</text:span><text:span text:style-name="T18">a“ um das rechte. </text:span><text:span text:style-name="T20">Der Grund, warum wir zwei davon haben, ist dass sie einander schützen. Jedes deckt den blinden Fleck des jeweils anderen ab. </text:span><text:span text:style-name="T21">Dadurch können sie von keiner Seite </text:span><text:span text:style-name="T22">von vorne </text:span><text:span text:style-name="T21">überrascht werden.</text:span><text:span text:style-name="T18"> </text:span><text:span text:style-name="T20">Unterhalb des Tao-Punktes befindet sich die Nase, </text:span><text:span text:style-name="T23">die ich „Nari“ nenne. </text:span><text:span text:style-name="T24">Sie ist wichtig für die Atmung, wie die Lunge, und trägt viel zum „ringen“ des Menschen bei. </text:span><text:span text:style-name="T25">Gemeint ist dabei der Kampf mit der Umwelt, </text:span><text:span text:style-name="T26">der Veränderung </text:span><text:span text:style-name="T27">in ebendieser</text:span><text:span text:style-name="T26"> verursacht. </text:span><text:span text:style-name="T28">Dabei bedeutet „Nari“ genau „vom Stern geleitet sein“ </text:span><text:span text:style-name="T29">im Sinne von „etwas Ideales realisieren“. </text:span><text:span text:style-name="T30">Unterhalb des „Nari“ befindet sich noch der Mund, dem ich jetzt keinen Namen gebe, weil es an dieser Stelle nicht wichtig ist.</text:span></text:p>
      <text:p text:style-name="P8"/>
      <text:p text:style-name="P9">Oberhalb des „Tao“-Punktes befindet sich die Stirn, und es ist eben genau jener Bereich des dahinter liegenden Gehirns, der vorne von der Stirn bedeckt wird, der für abstraktes Denken zuständig ist. <text:span text:style-name="T31">Zum einen handelt es sich dabei um die Großhirnrinde, die sehr bedeutsam ist, zum anderen auch die Verbindungsmasse zwischen Hirnstamm (Zirbeldrüse) und Großhirnrinde. </text:span><text:span text:style-name="T32">Auf der Großhirnrinde befinden sich Abbilder der Ideen. </text:span><text:span text:style-name="T33">Diese können vom Hirnstamm aus gesehen werden, ähnlich wie Sterne auf einer Projektion des Nachthimmels in einem kuppelförmigen Dom. </text:span><text:span text:style-name="T34">Der Hirnstamm befindet sich genau im Zentrum dieses Doms. </text:span><text:span text:style-name="T35">Somit ist der Hirnstamm in einer geeigneten Lage, um alle Ideen überblicken zu können. </text:span><text:span text:style-name="T36">Viele architektonischen Gebäude weltweit weisen darauf hin. Viele christliche Sakralbauten, aber auch z.B. das US-Kapitol haben ein kuppelförmiges Dach, das </text:span><text:span text:style-name="T37">das </text:span><text:span text:style-name="T36">angestrebte abstrakte Ideal-Denken </text:span><text:span text:style-name="T37">verwirklicht ähnlich wie die Großhirnrinde im Menschen. </text:span><text:span text:style-name="T38">Die Ideen sind zeitlose Existenzen, ähnlich wie die Sterne am Himmel. Um die Funktion des Gehirns und der Großhirnrinde besser zu verstehen, sollte man sich folgendes vorstellen: Man steht in einem kuppelförmigen Gebäude. Die Kuppel ist eine Halbkugel, die direkt am Boden aufsetzt. </text:span><text:span text:style-name="T39">Die Wand der Kuppel ist innen ausgekleidet mit der Projektion des Sternenhimmels, nur dass von jedem Stern bei genauer Betrachtung ein leises Flüstern ausgeht, das intuitiv verstanden und gedeutet werden kann </text:span><text:span text:style-name="T40">und eine Art Programmcode darstellt. </text:span><text:span text:style-name="T41">In der Mitte der Kuppel am Boden befindet sich ein Loch. Es ist dir möglich, durch dieses Loch hinabzusteigen in eine andere Welt, die gewissermaßen „unten“ – „irdisch“ ist. </text:span><text:span text:style-name="T42">In dieser unteren Welt verhalten sich </text:span><text:soft-page-break/><text:span text:style-name="T42">die Dinge ganz anders, weil es nicht ruhig und still ist, sondern hektisch und rasant zugeht. Es ist dir möglich, beim Abstieg dein Gedächtnis zu bewahren und das, was du oben gesehen hast, unten zu erzählen. Ob dir unten jemand glaubt, ist eine andere Sache, </text:span><text:span text:style-name="T43">ebenso, ob die Menschen dort Zeit haben, um dir zuzuhören. </text:span><text:span text:style-name="T44">Ebenso kannst du in der unteren Welt Beobachtungen anstellen, aber: Sobald du die Leiter wieder hochsteigst, </text:span><text:span text:style-name="T45">in die Kuppel durch das Loch im Boden, verlierst du das Gedächtnis und sämtliche Erinnerung an das, was unten in der Erde geschah, du erleidest eine vollständige Amnesie. </text:span><text:span text:style-name="T46">Wenn du ein zweites Mal hinabsteigst, dann landest du wieder in der Erde, aber nicht genau dort, wo du letztes Mal hingekommen bist. </text:span><text:span text:style-name="T47">Du landest einfach an einer zufälligen Stelle in der Erde, so als würdest du mit einem Fallschirm aus dem Flugzeug springen und der Wind trägt dich fernab vom Kurs. </text:span><text:span text:style-name="T48">Dein Gedächtnis vom letzten Niedergang kehrt auch nicht zurück, das heißt, selbst wenn du zweimal an derselben Stelle landen würdest, könntest du das nicht beurteilen, </text:span><text:span text:style-name="T49">weil du dich einfach nicht daran erinnern kannst. </text:span><text:span text:style-name="T50">Die „irdische“ Welt ist dem Wandel unterlegen, sodass sie bei jedem „</text:span><text:span text:style-name="T51">Nieder</text:span><text:span text:style-name="T50">gang“ verändert ist. </text:span><text:span text:style-name="T52">Wenn </text:span><text:span text:style-name="T53">d</text:span><text:span text:style-name="T52">u zurück in die Kuppel kehrst, verlierst du jegliches Zeitgefühl, sodass du nicht sagen kannst, ob du dich eine Minute, einen Tag oder </text:span><text:span text:style-name="T55">ein</text:span><text:span text:style-name="T52"> Jahr dort aufgehalten hast. </text:span><text:span text:style-name="T54">Die Welt könnte also beim nächsten Niedergang völlig anders ausschauen. </text:span><text:span text:style-name="T56">In der Kuppel existiert kein Wandel und keine Veränderung, sodass du die Zeit dort auch nicht messen könntest – sie existiert dort einfach nicht. Sie ist nicht der Zeit „unterlegen“. </text:span><text:span text:style-name="T57">Das Loch im Boden ist die Zeit </text:span><text:span text:style-name="T16">selbst</text:span><text:span text:style-name="T57"> – das heißt, wenn du hindurch steigst, ist alles darunter – die „irdische“ Welt – der Zeit </text:span><text:span text:style-name="T16">unterlegen</text:span><text:span text:style-name="T57">. Genauso verhält es sich mit dem Gehirn – </text:span><text:span text:style-name="T58">es gibt </text:span><text:span text:style-name="T59">den Hirnstamm neben der Zirbeldrüse in der Mitte des Gehirns, darüber gibt es die Großhirnrinde für abstraktes Denken. </text:span><text:span text:style-name="T60">Die abstrakten Gedanken können nach unten in den Körper wandern, indem sie durch den Hirnstamm, der den Übergang darstellt, nach unten getragen werden. Dort können sie eine reale Wirkung verursachen. </text:span><text:span text:style-name="T61">Sie sind dabei jedoch als abstrakter Programmcode zu verstehen, der seine Realisierung durch </text:span><text:span text:style-name="T62">den Körper erlangt. </text:span><text:span text:style-name="T63">Die Ideale werden realisiert, indem sie als Programmcode an einen dafür geeigneten Ort im Körper getragen werden. </text:span><text:span text:style-name="T64">Dieser befindet sich ebenfalls im Gehirn, jedoch </text:span><text:span text:style-name="T17">unter</text:span><text:span text:style-name="T64"> dem Hirnstamm. Dies sind die sogenannten Basalganglien – neurale Zentren, die den Körper steuern. </text:span><text:span text:style-name="T65">Das Gehirn ist also gewissermaßen zweigeteilt: in einen oberen Bereich, der für abstraktes Denken und Ideale zuständig ist, und einen unteren Bereich, der für die Steuerung des Körpers zuständig ist. </text:span><text:span text:style-name="T66">Dazwischen befindet sich der verbindende Hirnstamm, der „Tao“-Punkt.</text:span></text:p>
      <text:p text:style-name="P1"/>
      <text:p text:style-name="P10">Im Übrigen nenne ich die Verbindungslinien zwischen Großhirnrinde und Hirnstamm die „Inati“-<text:span text:style-name="T67">Kurven. </text:span><text:span text:style-name="T68">Sie tragen abstraktes Ideenwissen zum Hirnstamm und machen es dadurch dem Körper zugänglich. </text:span><text:span text:style-name="T69">Ebenso werden die Ideen manchmal selbst „Inati“ genannt. „</text:span><text:span text:style-name="T70">Inari“ bezeichnet das Zusammenspiel zwischen Ideen und Basalganglien und beschreibt somit das Gehirn im </text:span><text:span text:style-name="T71">ganze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5T00:10:42.723513755</meta:creation-date>
    <meta:generator>LibreOffice/7.4.7.2$Linux_X86_64 LibreOffice_project/40$Build-2</meta:generator>
    <dc:date>2023-10-15T01:05:52.194852065</dc:date>
    <meta:editing-duration>PT53M39S</meta:editing-duration>
    <meta:editing-cycles>87</meta:editing-cycles>
    <meta:document-statistic meta:table-count="0" meta:image-count="0" meta:object-count="0" meta:page-count="2" meta:paragraph-count="10" meta:word-count="1124" meta:character-count="7352" meta:non-whitespace-character-count="6224"/>
  </office:meta>
</office:document-meta>
</file>